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3cm" fo:break-before="auto" style:use-optimal-row-height="false"/>
    </style:style>
    <style:style style:name="ro4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12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20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default-cell-style-name="ce14"/>
        <table:table-column table:style-name="co2" table:default-cell-style-name="ce7"/>
        <table:table-column table:style-name="co2" table:number-columns-repeated="2" table:default-cell-style-name="ce14"/>
        <table:table-column table:style-name="co2" table:number-columns-repeated="16377" table:default-cell-style-name="ce2"/>
        <table:table-row table:style-name="ro1">
          <table:table-cell table:style-name="ce1" office:value-type="string" calcext:value-type="string">
            <text:p>VAT 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office:value-type="string" calcext:value-type="string">
            <text:p>VAT number:</text:p>
          </table:table-cell>
          <table:table-cell table:style-name="ce2"/>
          <table:table-cell table:style-name="ce11" office:value-type="string" calcext:value-type="string">
            <text:p>BE078186780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Account for VAT payments: </text:p>
          </table:table-cell>
          <table:table-cell table:style-name="ce2"/>
          <table:table-cell table:style-name="ce11" office:value-type="string" calcext:value-type="string">
            <text:p>BE2267920030004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Communication code:</text:p>
          </table:table-cell>
          <table:table-cell table:style-name="ce2"/>
          <table:table-cell table:style-name="ce11" office:value-type="string" calcext:value-type="string">
            <text:p>+++078/1867/80783+++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Q1 – 08.04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style-name="ce3"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025.01.Alex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0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1.Concretedog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99" calcext:value-type="currency">
            <text:p>576.99 €</text:p>
          </table:table-cell>
          <table:table-cell table:style-name="ce14" table:formula="of:=21%*[.D11]" office:value-type="currency" office:currency="EUR" office:value="121.1679" calcext:value-type="currency">
            <text:p>121.1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1.Max</text:p>
          </table:table-cell>
          <table:table-cell table:style-name="ce9" office:value-type="string" calcext:value-type="string">
            <text:p>Jan <text:s/>6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1.tanneurs</text:p>
          </table:table-cell>
          <table:table-cell table:style-name="ce9" office:value-type="string" calcext:value-type="string">
            <text:p>Jan 21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1923.75" calcext:value-type="currency">
            <text:p>1,923.75 €</text:p>
          </table:table-cell>
          <table:table-cell/>
          <table:table-cell office:value-type="currency" office:currency="EUR" office:value="403.99" calcext:value-type="currency">
            <text:p>403.99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1.Yorik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5" calcext:value-type="currency">
            <text:p>405.00 €</text:p>
          </table:table-cell>
          <table:table-cell table:style-name="ce14"/>
          <table:table-cell table:formula="of:=[.D14]*21%" office:value-type="currency" office:currency="EUR" office:value="85.05" calcext:value-type="currency">
            <text:p>85.05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2.Adrian</text:p>
          </table:table-cell>
          <table:table-cell table:style-name="ce9" office:value-type="string" calcext:value-type="string">
            <text:p>Feb 17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83.99" calcext:value-type="currency">
            <text:p>983.99 €</text:p>
          </table:table-cell>
          <table:table-cell table:style-name="ce14" table:formula="of:=21%*[.D15]" office:value-type="currency" office:currency="EUR" office:value="206.6379" calcext:value-type="currency">
            <text:p>206.64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jinkya.01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6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jinkya.02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200" calcext:value-type="currency">
            <text:p>200.00 €</text:p>
          </table:table-cell>
          <table:table-cell table:style-name="ce14" table:formula="of:=21%*[.D17]" office:value-type="currency" office:currency="EUR" office:value="42" calcext:value-type="currency">
            <text:p>42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Ale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8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Concretedog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9.82" calcext:value-type="currency">
            <text:p>579.82 €</text:p>
          </table:table-cell>
          <table:table-cell table:style-name="ce14" table:formula="of:=21%*[.D19]" office:value-type="currency" office:currency="EUR" office:value="121.7622" calcext:value-type="currency">
            <text:p>121.76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2.levevre</text:p>
          </table:table-cell>
          <table:table-cell table:style-name="ce9" office:value-type="string" calcext:value-type="string">
            <text:p>Feb 14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2980" calcext:value-type="currency">
            <text:p>2,980.00 €</text:p>
          </table:table-cell>
          <table:table-cell/>
          <table:table-cell office:value-type="currency" office:currency="EUR" office:value="233.44" calcext:value-type="currency">
            <text:p>233.44 €</text:p>
          </table:table-cell>
          <table:table-cell office:value-type="currency" office:currency="EUR" office:value="219.03" calcext:value-type="currency">
            <text:p>219.03 €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2025.02.Ma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2.Yorik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1" calcext:value-type="currency">
            <text:p>401.00 €</text:p>
          </table:table-cell>
          <table:table-cell table:style-name="ce14"/>
          <table:table-cell table:formula="of:=[.D22]*21%" office:value-type="currency" office:currency="EUR" office:value="84.21" calcext:value-type="currency">
            <text:p>84.21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3.Adrian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73.92" calcext:value-type="currency">
            <text:p>973.92 €</text:p>
          </table:table-cell>
          <table:table-cell table:style-name="ce14" table:formula="of:=21%*[.D23]" office:value-type="currency" office:currency="EUR" office:value="204.5232" calcext:value-type="currency">
            <text:p>204.5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Alex</text:p>
          </table:table-cell>
          <table:table-cell table:style-name="ce9" office:value-type="string" calcext:value-type="string">
            <text:p>Mar <text:s/>3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24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Concretedog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3" calcext:value-type="currency">
            <text:p>576.30 €</text:p>
          </table:table-cell>
          <table:table-cell table:style-name="ce14" table:formula="of:=21%*[.D25]" office:value-type="currency" office:currency="EUR" office:value="121.023" calcext:value-type="currency">
            <text:p>121.0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ISO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316" calcext:value-type="float">
            <text:p>316</text:p>
          </table:table-cell>
          <table:table-cell office:value-type="currency" office:currency="EUR" office:value="208" calcext:value-type="currency">
            <text:p>208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3.Max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3.Pieter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8" calcext:value-type="float">
            <text:p>248</text:p>
          </table:table-cell>
          <table:table-cell office:value-type="currency" office:currency="EUR" office:value="8000" calcext:value-type="currency">
            <text:p>8,000.00 €</text:p>
          </table:table-cell>
          <table:table-cell table:style-name="ce14" table:formula="of:=21%*[.D28]" office:value-type="currency" office:currency="EUR" office:value="1680" calcext:value-type="currency">
            <text:p>1,68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3.Yorik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84" calcext:value-type="currency">
            <text:p>384.00 €</text:p>
          </table:table-cell>
          <table:table-cell/>
          <table:table-cell table:formula="of:=[.D29]*21%" office:value-type="currency" office:currency="EUR" office:value="80.64" calcext:value-type="currency">
            <text:p>80.64 €</text:p>
          </table:table-cell>
          <table:table-cell table:number-columns-repeated="16378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10:.D29])" office:value-type="currency" office:currency="EUR" office:value="23692.77" calcext:value-type="currency">
            <text:p>23,692.77 €</text:p>
          </table:table-cell>
          <table:table-cell table:style-name="ce18" table:formula="of:=SUM([.E10:.E29])" office:value-type="currency" office:currency="EUR" office:value="3022.1142" calcext:value-type="currency">
            <text:p>3,022.11 €</text:p>
          </table:table-cell>
          <table:table-cell table:style-name="ce18" table:formula="of:=SUM([.F10:.F29])" office:value-type="currency" office:currency="EUR" office:value="887.33" calcext:value-type="currency">
            <text:p>887.33 €</text:p>
          </table:table-cell>
          <table:table-cell table:style-name="ce18" table:formula="of:=SUM([.G10:.G29])" office:value-type="currency" office:currency="EUR" office:value="219.03" calcext:value-type="currency">
            <text:p>219.03 €</text:p>
          </table:table-cell>
          <table:table-cell table:style-name="ce4" table:number-columns-repeated="16377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6382"/>
        </table:table-row>
        <table:table-row table:style-name="ro2">
          <table:table-cell table:style-name="Default"/>
          <table:table-cell table:style-name="ce9"/>
          <table:table-cell table:number-columns-repeated="16382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13]+[.D14]+[.D20]+[.D22]+[.D29]" office:value-type="currency" office:currency="EUR" office:value="6093.75" calcext:value-type="currency">
            <text:p>6,093.75 €</text:p>
          </table:table-cell>
          <table:table-cell table:number-columns-repeated="2"/>
          <table:table-cell table:style-name="ce21" table:number-columns-repeated="2"/>
          <table:table-cell table:number-columns-repeated="16376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31]+[.G31]" office:value-type="currency" office:currency="EUR" office:value="1106.36" calcext:value-type="currency">
            <text:p>1,106.36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10]+[.D11]+[.D15]+[.D16]+[.D17]+[.D18]+[.D19]+[.D23]+[.D24]+[.D25]+[.D28]" office:value-type="currency" office:currency="EUR" office:value="14391.02" calcext:value-type="currency">
            <text:p>14,391.02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31]" office:value-type="currency" office:currency="EUR" office:value="3022.1142" calcext:value-type="currency">
            <text:p>3,022.11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38]-[.D36]" office:value-type="currency" office:currency="EUR" office:value="1915.7542" calcext:value-type="currency">
            <text:p>1,915.75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office:value-type="string" calcext:value-type="string">
            <text:p>Amount in our VAT balance after 2024Q4</text:p>
          </table:table-cell>
          <table:table-cell/>
          <table:table-cell table:style-name="ce14"/>
          <table:table-cell table:style-name="ce18" office:value-type="currency" office:currency="EUR" office:value="1011.94" calcext:value-type="currency">
            <text:p>1,011.94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number-columns-repeated="16374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39]-[.D40]" office:value-type="currency" office:currency="EUR" office:value="903.8142" calcext:value-type="currency">
            <text:p>903.81 €</text:p>
          </table:table-cell>
          <table:table-cell table:style-name="Default" table:number-columns-repeated="6"/>
          <table:table-cell table:number-columns-repeated="16374"/>
        </table:table-row>
        <table:table-row table:style-name="ro2">
          <table:table-cell table:style-name="Default" table:number-columns-repeated="10"/>
          <table:table-cell table:number-columns-repeated="16374"/>
        </table:table-row>
        <table:table-row table:style-name="ro1">
          <table:table-cell table:style-name="ce1" office:value-type="string" calcext:value-type="string">
            <text:p>Q2 – 07.07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4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025.04.Adrian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88.92" calcext:value-type="currency">
            <text:p>988.92 €</text:p>
          </table:table-cell>
          <table:table-cell table:style-name="ce14" table:formula="of:=[.D47]*0.21" office:value-type="currency" office:currency="EUR" office:value="207.6732" calcext:value-type="currency">
            <text:p>207.6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Ajinkya.pdf</text:p>
          </table:table-cell>
          <table:table-cell table:style-name="ce9" office:value-type="string" calcext:value-type="string">
            <text:p>28.04.2025</text:p>
          </table:table-cell>
          <table:table-cell office:value-type="float" office:value="326" calcext:value-type="float">
            <text:p>326</text:p>
          </table:table-cell>
          <table:table-cell office:value-type="currency" office:currency="EUR" office:value="2000" calcext:value-type="currency">
            <text:p>2,000.00 €</text:p>
          </table:table-cell>
          <table:table-cell table:style-name="ce14" table:formula="of:=[.D48]*0.21" office:value-type="currency" office:currency="EUR" office:value="420" calcext:value-type="currency">
            <text:p>42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Alex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49]*0.21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Concretedog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5.83" calcext:value-type="currency">
            <text:p>565.83 €</text:p>
          </table:table-cell>
          <table:table-cell table:style-name="ce14" table:formula="of:=[.D50]*0.21" office:value-type="currency" office:currency="EUR" office:value="118.8243" calcext:value-type="currency">
            <text:p>118.8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4.Max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4.Pieter.pdf</text:p>
          </table:table-cell>
          <table:table-cell table:style-name="ce9" office:value-type="string" calcext:value-type="string">
            <text:p>14.04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40.24" calcext:value-type="currency">
            <text:p>440.24 €</text:p>
          </table:table-cell>
          <table:table-cell table:style-name="ce14" table:formula="of:=[.D52]*0.21" office:value-type="currency" office:currency="EUR" office:value="92.4504" calcext:value-type="currency">
            <text:p>92.45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Adrian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51.59" calcext:value-type="currency">
            <text:p>951.59 €</text:p>
          </table:table-cell>
          <table:table-cell table:style-name="ce14" table:formula="of:=[.D53]*0.21" office:value-type="currency" office:currency="EUR" office:value="199.8339" calcext:value-type="currency">
            <text:p>199.83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Alex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54]*0.21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Concretedog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8.9" calcext:value-type="currency">
            <text:p>568.90 €</text:p>
          </table:table-cell>
          <table:table-cell table:style-name="ce14" table:formula="of:=[.D55]*0.21" office:value-type="currency" office:currency="EUR" office:value="119.469" calcext:value-type="currency">
            <text:p>119.4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Gandi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222" calcext:value-type="float">
            <text:p>222</text:p>
          </table:table-cell>
          <table:table-cell office:value-type="currency" office:currency="EUR" office:value="51.06" calcext:value-type="currency">
            <text:p>51.06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5.Max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5.Pieter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9.69" calcext:value-type="currency">
            <text:p>439.69 €</text:p>
          </table:table-cell>
          <table:table-cell table:style-name="ce14" table:formula="of:=[.D58]*0.21" office:value-type="currency" office:currency="EUR" office:value="92.3349" calcext:value-type="currency">
            <text:p>92.33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5.printgenie.pdf</text:p>
          </table:table-cell>
          <table:table-cell table:style-name="ce9" office:value-type="string" calcext:value-type="string">
            <text:p>23.04.2025</text:p>
          </table:table-cell>
          <table:table-cell office:value-type="float" office:value="325" calcext:value-type="float">
            <text:p>325</text:p>
          </table:table-cell>
          <table:table-cell office:value-type="currency" office:currency="EUR" office:value="203.26" calcext:value-type="currency">
            <text:p>203.26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5.Yorik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67" calcext:value-type="currency">
            <text:p>367.00 €</text:p>
          </table:table-cell>
          <table:table-cell table:style-name="ce14"/>
          <table:table-cell table:formula="of:=[.D60]*0.21" office:value-type="currency" office:currency="EUR" office:value="77.07" calcext:value-type="currency">
            <text:p>77.07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6.Adrian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51.51" calcext:value-type="currency">
            <text:p>951.51 €</text:p>
          </table:table-cell>
          <table:table-cell table:style-name="ce14" table:formula="of:=[.D61]*0.21" office:value-type="currency" office:currency="EUR" office:value="199.8171" calcext:value-type="currency">
            <text:p>199.8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Ajinkya.pdf</text:p>
          </table:table-cell>
          <table:table-cell table:style-name="ce9" office:value-type="string" calcext:value-type="string">
            <text:p>27.06.2025</text:p>
          </table:table-cell>
          <table:table-cell office:value-type="float" office:value="341" calcext:value-type="float">
            <text:p>341</text:p>
          </table:table-cell>
          <table:table-cell office:value-type="currency" office:currency="EUR" office:value="521.99" calcext:value-type="currency">
            <text:p>521.99 €</text:p>
          </table:table-cell>
          <table:table-cell table:style-name="ce14" table:formula="of:=[.D62]*0.21" office:value-type="currency" office:currency="EUR" office:value="109.6179" calcext:value-type="currency">
            <text:p>109.6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Alex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63]*0.21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Concretedog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1.95" calcext:value-type="currency">
            <text:p>571.95 €</text:p>
          </table:table-cell>
          <table:table-cell table:style-name="ce14" table:formula="of:=[.D64]*0.21" office:value-type="currency" office:currency="EUR" office:value="120.1095" calcext:value-type="currency">
            <text:p>120.11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Max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16379"/>
        </table:table-row>
        <table:table-row table:style-name="ro2">
          <table:table-cell office:value-type="string" calcext:value-type="string">
            <text:p>2025.06.Pieter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8.87" calcext:value-type="currency">
            <text:p>438.87 €</text:p>
          </table:table-cell>
          <table:table-cell table:style-name="ce14" table:formula="of:=[.D66]*0.21" office:value-type="currency" office:currency="EUR" office:value="92.1627" calcext:value-type="currency">
            <text:p>92.16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6.Yorik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66" calcext:value-type="currency">
            <text:p>366.00 €</text:p>
          </table:table-cell>
          <table:table-cell/>
          <table:table-cell table:formula="of:=[.D67]*0.21" office:value-type="currency" office:currency="EUR" office:value="76.86" calcext:value-type="currency">
            <text:p>76.86 €</text:p>
          </table:table-cell>
          <table:table-cell table:number-columns-repeated="16378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47:.D67])" office:value-type="currency" office:currency="EUR" office:value="13926.81" calcext:value-type="currency">
            <text:p>13,926.81 €</text:p>
          </table:table-cell>
          <table:table-cell table:style-name="ce18" table:formula="of:=SUM([.E47:.E67])" office:value-type="currency" office:currency="EUR" office:value="2087.2929" calcext:value-type="currency">
            <text:p>2,087.29 €</text:p>
          </table:table-cell>
          <table:table-cell table:style-name="ce18" table:formula="of:=SUM([.F47:.F67])" office:value-type="currency" office:currency="EUR" office:value="153.93" calcext:value-type="currency">
            <text:p>153.93 €</text:p>
          </table:table-cell>
          <table:table-cell table:style-name="ce18" table:formula="of:=SUM([.G47:.G67])" office:value-type="currency" office:currency="EUR" office:value="0" calcext:value-type="currency">
            <text:p>0.00 €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6382"/>
        </table:table-row>
        <table:table-row table:style-name="ro2">
          <table:table-cell table:style-name="Default"/>
          <table:table-cell table:style-name="ce9"/>
          <table:table-cell table:number-columns-repeated="16382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60]+[.D67]" office:value-type="currency" office:currency="EUR" office:value="733" calcext:value-type="currency">
            <text:p>733.00 €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69]+[.G69]" office:value-type="currency" office:currency="EUR" office:value="153.93" calcext:value-type="currency">
            <text:p>153.93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47]+[.D48]+[.D49]+[.D50]+[.D52]+[.D53]+[.D54]+[.D55]+[.D58]+[.D61]+[.D62]+[.D63]+[.D64]+[.D66]" office:value-type="currency" office:currency="EUR" office:value="9939.49" calcext:value-type="currency">
            <text:p>9,939.49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69]" office:value-type="currency" office:currency="EUR" office:value="2087.2929" calcext:value-type="currency">
            <text:p>2,087.29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76]-[.D74]" office:value-type="currency" office:currency="EUR" office:value="1933.3629" calcext:value-type="currency">
            <text:p>1,933.36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in our VAT balance after 2025Q1</text:p>
          </table:table-cell>
          <table:table-cell/>
          <table:table-cell table:style-name="ce14"/>
          <table:table-cell table:style-name="ce18" office:value-type="currency" office:currency="EUR" office:value="0" calcext:value-type="currency">
            <text:p>0.00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77]-[.D78]" office:value-type="currency" office:currency="EUR" office:value="1933.3629" calcext:value-type="currency">
            <text:p>1,933.36 €</text:p>
          </table:table-cell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1" office:value-type="string" calcext:value-type="string">
            <text:p>Q3 – 10.10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2025.07.Adrian.pdf</text:p>
          </table:table-cell>
          <table:table-cell table:style-name="ce9" office:value-type="string" calcext:value-type="string">
            <text:p>06.07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79.31" calcext:value-type="currency">
            <text:p>979.31 €</text:p>
          </table:table-cell>
          <table:table-cell table:style-name="ce14" table:formula="of:=[.D85]*21%" office:value-type="currency" office:currency="EUR" office:value="205.6551" calcext:value-type="currency">
            <text:p>205.66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7.Alex.pdf</text:p>
          </table:table-cell>
          <table:table-cell office:value-type="string" calcext:value-type="string">
            <text:p>30.06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86]*21%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7.Concretedog.pdf</text:p>
          </table:table-cell>
          <table:table-cell office:value-type="string" calcext:value-type="string">
            <text:p>04.07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0.42" calcext:value-type="currency">
            <text:p>560.42 €</text:p>
          </table:table-cell>
          <table:table-cell table:style-name="ce14" table:formula="of:=[.D87]*21%" office:value-type="currency" office:currency="EUR" office:value="117.6882" calcext:value-type="currency">
            <text:p>117.69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7.Max.pdf</text:p>
          </table:table-cell>
          <table:table-cell office:value-type="string" calcext:value-type="string">
            <text:p>01.07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7.Pieter.pdf</text:p>
          </table:table-cell>
          <table:table-cell office:value-type="string" calcext:value-type="string">
            <text:p>03.07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25.08" calcext:value-type="currency">
            <text:p>425.08 €</text:p>
          </table:table-cell>
          <table:table-cell table:style-name="ce14" table:formula="of:=[.D89]*21%" office:value-type="currency" office:currency="EUR" office:value="89.2668" calcext:value-type="currency">
            <text:p>89.2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7.Yorik.pdf</text:p>
          </table:table-cell>
          <table:table-cell office:value-type="string" calcext:value-type="string">
            <text:p>07.07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56" calcext:value-type="currency">
            <text:p>356.00 €</text:p>
          </table:table-cell>
          <table:table-cell/>
          <table:table-cell table:formula="of:=[.D90]*21%" office:value-type="currency" office:currency="EUR" office:value="74.76" calcext:value-type="currency">
            <text:p>74.76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8.Adrian.pdf</text:p>
          </table:table-cell>
          <table:table-cell office:value-type="string" calcext:value-type="string">
            <text:p>17.08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24.16" calcext:value-type="currency">
            <text:p>924.16 €</text:p>
          </table:table-cell>
          <table:table-cell table:style-name="ce14" table:formula="of:=[.D91]*21%" office:value-type="currency" office:currency="EUR" office:value="194.0736" calcext:value-type="currency">
            <text:p>194.07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8.Alex.pdf</text:p>
          </table:table-cell>
          <table:table-cell office:value-type="string" calcext:value-type="string">
            <text:p>31.07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25" calcext:value-type="currency">
            <text:p>525.00 €</text:p>
          </table:table-cell>
          <table:table-cell table:style-name="ce14" table:formula="of:=[.D92]*21%" office:value-type="currency" office:currency="EUR" office:value="110.25" calcext:value-type="currency">
            <text:p>110.25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8.Concretedog.pdf</text:p>
          </table:table-cell>
          <table:table-cell office:value-type="string" calcext:value-type="string">
            <text:p>04.08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0.57" calcext:value-type="currency">
            <text:p>560.57 €</text:p>
          </table:table-cell>
          <table:table-cell table:style-name="ce14" table:formula="of:=[.D93]*21%" office:value-type="currency" office:currency="EUR" office:value="117.7197" calcext:value-type="currency">
            <text:p>117.7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8.Gandi.pdf</text:p>
          </table:table-cell>
          <table:table-cell office:value-type="string" calcext:value-type="string">
            <text:p>27.08.2025</text:p>
          </table:table-cell>
          <table:table-cell office:value-type="float" office:value="222" calcext:value-type="float">
            <text:p>222</text:p>
          </table:table-cell>
          <table:table-cell office:value-type="currency" office:currency="EUR" office:value="259" calcext:value-type="currency">
            <text:p>259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8.Max.pdf</text:p>
          </table:table-cell>
          <table:table-cell office:value-type="string" calcext:value-type="string">
            <text:p>01.08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8.Pieter.pdf</text:p>
          </table:table-cell>
          <table:table-cell office:value-type="string" calcext:value-type="string">
            <text:p>05.08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1.5" calcext:value-type="currency">
            <text:p>431.50 €</text:p>
          </table:table-cell>
          <table:table-cell table:style-name="ce14" table:formula="of:=[.D96]*21%" office:value-type="currency" office:currency="EUR" office:value="90.615" calcext:value-type="currency">
            <text:p>90.62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8.Yorik.pdf</text:p>
          </table:table-cell>
          <table:table-cell office:value-type="string" calcext:value-type="string">
            <text:p>19.08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57.48" calcext:value-type="currency">
            <text:p>357.48 €</text:p>
          </table:table-cell>
          <table:table-cell/>
          <table:table-cell table:formula="of:=[.D97]*21%" office:value-type="currency" office:currency="EUR" office:value="75.0708" calcext:value-type="currency">
            <text:p>75.07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09.Adrian.pdf</text:p>
          </table:table-cell>
          <table:table-cell office:value-type="string" calcext:value-type="string">
            <text:p>29.09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24.29" calcext:value-type="currency">
            <text:p>924.29 €</text:p>
          </table:table-cell>
          <table:table-cell table:style-name="ce14" table:formula="of:=[.D98]*21%" office:value-type="currency" office:currency="EUR" office:value="194.1009" calcext:value-type="currency">
            <text:p>194.1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9.Alex.pdf</text:p>
          </table:table-cell>
          <table:table-cell office:value-type="string" calcext:value-type="string">
            <text:p>28.08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50" calcext:value-type="currency">
            <text:p>550.00 €</text:p>
          </table:table-cell>
          <table:table-cell table:style-name="ce14" table:formula="of:=[.D99]*21%" office:value-type="currency" office:currency="EUR" office:value="115.5" calcext:value-type="currency">
            <text:p>115.5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9.Concretedog.pdf</text:p>
          </table:table-cell>
          <table:table-cell office:value-type="string" calcext:value-type="string">
            <text:p>01.09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57.59" calcext:value-type="currency">
            <text:p>557.59 €</text:p>
          </table:table-cell>
          <table:table-cell table:style-name="ce14" table:formula="of:=[.D100]*21%" office:value-type="currency" office:currency="EUR" office:value="117.0939" calcext:value-type="currency">
            <text:p>117.09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9.DigitalOcean.pdf</text:p>
          </table:table-cell>
          <table:table-cell office:value-type="string" calcext:value-type="string">
            <text:p>04.09.2025</text:p>
          </table:table-cell>
          <table:table-cell office:value-type="float" office:value="375" calcext:value-type="float">
            <text:p>375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9.Kurt.pdf</text:p>
          </table:table-cell>
          <table:table-cell office:value-type="string" calcext:value-type="string">
            <text:p>04.09.2025</text:p>
          </table:table-cell>
          <table:table-cell office:value-type="float" office:value="359" calcext:value-type="float">
            <text:p>359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[.D102]*21%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9.Max.pdf</text:p>
          </table:table-cell>
          <table:table-cell office:value-type="string" calcext:value-type="string">
            <text:p>01.09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2025.09.Paddle.pdf</text:p>
          </table:table-cell>
          <table:table-cell office:value-type="string" calcext:value-type="string">
            <text:p>08.09.2025</text:p>
          </table:table-cell>
          <table:table-cell office:value-type="float" office:value="363" calcext:value-type="float">
            <text:p>363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104]*21%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9.Pieter.01.pdf</text:p>
          </table:table-cell>
          <table:table-cell office:value-type="string" calcext:value-type="string">
            <text:p>16.09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26.41" calcext:value-type="currency">
            <text:p>426.41 €</text:p>
          </table:table-cell>
          <table:table-cell table:style-name="ce14" table:formula="of:=[.D105]*21%" office:value-type="currency" office:currency="EUR" office:value="89.5461" calcext:value-type="currency">
            <text:p>89.55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9.Pieter.02.pdf</text:p>
          </table:table-cell>
          <table:table-cell office:value-type="string" calcext:value-type="string">
            <text:p>16.09.2025</text:p>
          </table:table-cell>
          <table:table-cell office:value-type="float" office:value="286" calcext:value-type="float">
            <text:p>286</text:p>
          </table:table-cell>
          <table:table-cell office:value-type="currency" office:currency="EUR" office:value="4000" calcext:value-type="currency">
            <text:p>4,000.00 €</text:p>
          </table:table-cell>
          <table:table-cell table:style-name="ce14" table:formula="of:=[.D106]*21%" office:value-type="currency" office:currency="EUR" office:value="840" calcext:value-type="currency">
            <text:p>84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09.Yorik.pdf</text:p>
          </table:table-cell>
          <table:table-cell office:value-type="string" calcext:value-type="string">
            <text:p>05.09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57" calcext:value-type="currency">
            <text:p>357.00 €</text:p>
          </table:table-cell>
          <table:table-cell/>
          <table:table-cell table:formula="of:=[.D107]*21%" office:value-type="currency" office:currency="EUR" office:value="74.97" calcext:value-type="currency">
            <text:p>74.97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85:.D107])" office:value-type="currency" office:currency="EUR" office:value="17197.81" calcext:value-type="currency">
            <text:p>17,197.81 €</text:p>
          </table:table-cell>
          <table:table-cell table:style-name="ce18" table:formula="of:=SUM([.E85:.E107])" office:value-type="currency" office:currency="EUR" office:value="2701.5093" calcext:value-type="currency">
            <text:p>2,701.51 €</text:p>
          </table:table-cell>
          <table:table-cell table:style-name="ce18" table:formula="of:=SUM([.F85:.F107])" office:value-type="currency" office:currency="EUR" office:value="224.8008" calcext:value-type="currency">
            <text:p>224.80 €</text:p>
          </table:table-cell>
          <table:table-cell table:style-name="ce18" table:formula="of:=SUM([.G87:.G107])" office:value-type="currency" office:currency="EUR" office:value="0" calcext:value-type="currency">
            <text:p>0.00 €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6382"/>
        </table:table-row>
        <table:table-row table:style-name="ro2">
          <table:table-cell table:style-name="Default"/>
          <table:table-cell table:style-name="ce9"/>
          <table:table-cell table:number-columns-repeated="16382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107]+[.D97]+[.D90]" office:value-type="currency" office:currency="EUR" office:value="1070.48" calcext:value-type="currency">
            <text:p>1,070.48 €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109]+[.G109]" office:value-type="currency" office:currency="EUR" office:value="224.8008" calcext:value-type="currency">
            <text:p>224.80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85]+[.D86]+[.D87]+[.D89]+[.D91]+[.D92]+[.D93]+[.D96]+[.D98]+[.D99]+[.D100]+[.D102]+[.D104]+[.D105]+[.D106]" office:value-type="currency" office:currency="EUR" office:value="12864.33" calcext:value-type="currency">
            <text:p>12,864.33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109]" office:value-type="currency" office:currency="EUR" office:value="2701.5093" calcext:value-type="currency">
            <text:p>2,701.51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116]-[.D114]" office:value-type="currency" office:currency="EUR" office:value="2476.7085" calcext:value-type="currency">
            <text:p>2,476.71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in our VAT balance after 2025Q2</text:p>
          </table:table-cell>
          <table:table-cell/>
          <table:table-cell table:style-name="ce14"/>
          <table:table-cell table:style-name="ce18" office:value-type="currency" office:currency="EUR" office:value="0" calcext:value-type="currency">
            <text:p>0.00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117]-[.D118]" office:value-type="currency" office:currency="EUR" office:value="2476.7085" calcext:value-type="currency">
            <text:p>2,476.71 €</text:p>
          </table:table-cell>
          <table:table-cell table:style-name="Default" table:number-columns-repeated="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Q4 – 10.01.2026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1" office:value-type="string" calcext:value-type="string">
            <text:p>2025.10.Adrian.pdf</text:p>
          </table:table-cell>
          <table:table-cell office:value-type="string" calcext:value-type="string">
            <text:p>21.10.2025</text:p>
          </table:table-cell>
          <table:table-cell table:style-name="ce13" office:value-type="float" office:value="100" calcext:value-type="float">
            <text:p>100</text:p>
          </table:table-cell>
          <table:table-cell office:value-type="currency" office:currency="EUR" office:value="926.89" calcext:value-type="currency">
            <text:p>926.89 €</text:p>
          </table:table-cell>
          <table:table-cell table:style-name="ce14" table:formula="of:=21%*[.D125]" office:value-type="currency" office:currency="EUR" office:value="194.6469" calcext:value-type="currency">
            <text:p>194.65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Alex.pdf</text:p>
          </table:table-cell>
          <table:table-cell office:value-type="string" calcext:value-type="string">
            <text:p>07.10.2025</text:p>
          </table:table-cell>
          <table:table-cell table:style-name="ce13" office:value-type="float" office:value="217" calcext:value-type="float">
            <text:p>217</text:p>
          </table:table-cell>
          <table:table-cell office:value-type="currency" office:currency="EUR" office:value="525" calcext:value-type="currency">
            <text:p>525.00 €</text:p>
          </table:table-cell>
          <table:table-cell table:style-name="ce14" table:formula="of:=21%*[.D126]" office:value-type="currency" office:currency="EUR" office:value="110.25" calcext:value-type="currency">
            <text:p>110.25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Concretedog.pdf</text:p>
          </table:table-cell>
          <table:table-cell office:value-type="string" calcext:value-type="string">
            <text:p>07.10.2025</text:p>
          </table:table-cell>
          <table:table-cell table:style-name="ce13" office:value-type="float" office:value="113" calcext:value-type="float">
            <text:p>113</text:p>
          </table:table-cell>
          <table:table-cell office:value-type="currency" office:currency="EUR" office:value="548.29" calcext:value-type="currency">
            <text:p>548.29 €</text:p>
          </table:table-cell>
          <table:table-cell table:style-name="ce14" table:formula="of:=21%*[.D127]" office:value-type="currency" office:currency="EUR" office:value="115.1409" calcext:value-type="currency">
            <text:p>115.14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Frank.pdf</text:p>
          </table:table-cell>
          <table:table-cell office:value-type="string" calcext:value-type="string">
            <text:p>07.10.2025</text:p>
          </table:table-cell>
          <table:table-cell table:style-name="ce13" office:value-type="float" office:value="372" calcext:value-type="float">
            <text:p>372</text:p>
          </table:table-cell>
          <table:table-cell office:value-type="currency" office:currency="EUR" office:value="436.93" calcext:value-type="currency">
            <text:p>436.93 €</text:p>
          </table:table-cell>
          <table:table-cell table:style-name="ce14" table:formula="of:=21%*[.D128]" office:value-type="currency" office:currency="EUR" office:value="91.7553" calcext:value-type="currency">
            <text:p>91.76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Kurt.pdf</text:p>
          </table:table-cell>
          <table:table-cell office:value-type="string" calcext:value-type="string">
            <text:p>07.10.2025</text:p>
          </table:table-cell>
          <table:table-cell table:style-name="ce13" office:value-type="float" office:value="359" calcext:value-type="float">
            <text:p>359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29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Paddle.01.pdf</text:p>
          </table:table-cell>
          <table:table-cell office:value-type="string" calcext:value-type="string">
            <text:p>17.10.2025</text:p>
          </table:table-cell>
          <table:table-cell table:style-name="ce13" office:value-type="float" office:value="379" calcext:value-type="float">
            <text:p>379</text:p>
          </table:table-cell>
          <table:table-cell office:value-type="currency" office:currency="EUR" office:value="3000" calcext:value-type="currency">
            <text:p>3,000.00 €</text:p>
          </table:table-cell>
          <table:table-cell table:style-name="ce14" table:formula="of:=21%*[.D130]" office:value-type="currency" office:currency="EUR" office:value="630" calcext:value-type="currency">
            <text:p>630.00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Paddle.02.pdf</text:p>
          </table:table-cell>
          <table:table-cell office:value-type="string" calcext:value-type="string">
            <text:p>17.10.2025</text:p>
          </table:table-cell>
          <table:table-cell table:style-name="ce13" office:value-type="float" office:value="380" calcext:value-type="float">
            <text:p>380</text:p>
          </table:table-cell>
          <table:table-cell office:value-type="currency" office:currency="EUR" office:value="3000" calcext:value-type="currency">
            <text:p>3,000.00 €</text:p>
          </table:table-cell>
          <table:table-cell table:style-name="ce14" table:formula="of:=21%*[.D131]" office:value-type="currency" office:currency="EUR" office:value="630" calcext:value-type="currency">
            <text:p>630.00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Pieter.02.pdf</text:p>
          </table:table-cell>
          <table:table-cell office:value-type="string" calcext:value-type="string">
            <text:p>17.10.2025</text:p>
          </table:table-cell>
          <table:table-cell table:style-name="ce13" office:value-type="float" office:value="286" calcext:value-type="float">
            <text:p>286</text:p>
          </table:table-cell>
          <table:table-cell office:value-type="currency" office:currency="EUR" office:value="4000" calcext:value-type="currency">
            <text:p>4,000.00 €</text:p>
          </table:table-cell>
          <table:table-cell table:style-name="ce14" table:formula="of:=21%*[.D132]" office:value-type="currency" office:currency="EUR" office:value="840" calcext:value-type="currency">
            <text:p>840.00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Pieter.pdf</text:p>
          </table:table-cell>
          <table:table-cell office:value-type="string" calcext:value-type="string">
            <text:p>07.10.2025</text:p>
          </table:table-cell>
          <table:table-cell table:style-name="ce13" office:value-type="float" office:value="314" calcext:value-type="float">
            <text:p>314</text:p>
          </table:table-cell>
          <table:table-cell office:value-type="currency" office:currency="EUR" office:value="425.86" calcext:value-type="currency">
            <text:p>425.86 €</text:p>
          </table:table-cell>
          <table:table-cell table:style-name="ce14" table:formula="of:=21%*[.D133]" office:value-type="currency" office:currency="EUR" office:value="89.4306" calcext:value-type="currency">
            <text:p>89.43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0.Yorik.pdf</text:p>
          </table:table-cell>
          <table:table-cell office:value-type="string" calcext:value-type="string">
            <text:p>10.10.2025</text:p>
          </table:table-cell>
          <table:table-cell table:style-name="ce13" office:value-type="float" office:value="116" calcext:value-type="float">
            <text:p>116</text:p>
          </table:table-cell>
          <table:table-cell office:value-type="currency" office:currency="EUR" office:value="360" calcext:value-type="currency">
            <text:p>360.00 €</text:p>
          </table:table-cell>
          <table:table-cell table:style-name="ce14"/>
          <table:table-cell table:formula="of:=[.D134]*21%" office:value-type="currency" office:currency="EUR" office:value="75.6" calcext:value-type="currency">
            <text:p>75.60 €</text:p>
          </table:table-cell>
          <table:table-cell table:number-columns-repeated="16378"/>
        </table:table-row>
        <table:table-row table:style-name="ro2">
          <table:table-cell table:style-name="ce11" office:value-type="string" calcext:value-type="string">
            <text:p>2025.10.Max.pdf</text:p>
          </table:table-cell>
          <table:table-cell office:value-type="string" calcext:value-type="string">
            <text:p>07.10.2025</text:p>
          </table:table-cell>
          <table:table-cell table:style-name="ce13"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35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Alex.pdf</text:p>
          </table:table-cell>
          <table:table-cell office:value-type="string" calcext:value-type="string">
            <text:p>07.11.2025</text:p>
          </table:table-cell>
          <table:table-cell table:style-name="ce13" office:value-type="float" office:value="217" calcext:value-type="float">
            <text:p>217</text:p>
          </table:table-cell>
          <table:table-cell office:value-type="currency" office:currency="EUR" office:value="525" calcext:value-type="currency">
            <text:p>525.00 €</text:p>
          </table:table-cell>
          <table:table-cell table:style-name="ce14" table:formula="of:=21%*[.D136]" office:value-type="currency" office:currency="EUR" office:value="110.25" calcext:value-type="currency">
            <text:p>110.25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Concretedog.pdf</text:p>
          </table:table-cell>
          <table:table-cell office:value-type="string" calcext:value-type="string">
            <text:p>07.11.2025</text:p>
          </table:table-cell>
          <table:table-cell table:style-name="ce13" office:value-type="float" office:value="113" calcext:value-type="float">
            <text:p>113</text:p>
          </table:table-cell>
          <table:table-cell office:value-type="currency" office:currency="EUR" office:value="549.29" calcext:value-type="currency">
            <text:p>549.29 €</text:p>
          </table:table-cell>
          <table:table-cell table:style-name="ce14" table:formula="of:=21%*[.D137]" office:value-type="currency" office:currency="EUR" office:value="115.3509" calcext:value-type="currency">
            <text:p>115.35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Frank.pdf</text:p>
          </table:table-cell>
          <table:table-cell office:value-type="string" calcext:value-type="string">
            <text:p>07.11.2025</text:p>
          </table:table-cell>
          <table:table-cell table:style-name="ce13" office:value-type="float" office:value="372" calcext:value-type="float">
            <text:p>372</text:p>
          </table:table-cell>
          <table:table-cell office:value-type="currency" office:currency="EUR" office:value="441.49" calcext:value-type="currency">
            <text:p>441.49 €</text:p>
          </table:table-cell>
          <table:table-cell table:style-name="ce14" table:formula="of:=21%*[.D138]" office:value-type="currency" office:currency="EUR" office:value="92.7129" calcext:value-type="currency">
            <text:p>92.71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Kurt.pdf</text:p>
          </table:table-cell>
          <table:table-cell office:value-type="string" calcext:value-type="string">
            <text:p>07.11.2025</text:p>
          </table:table-cell>
          <table:table-cell table:style-name="ce13" office:value-type="float" office:value="359" calcext:value-type="float">
            <text:p>359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39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Max.pdf</text:p>
          </table:table-cell>
          <table:table-cell office:value-type="string" calcext:value-type="string">
            <text:p>07.11.2025</text:p>
          </table:table-cell>
          <table:table-cell table:style-name="ce13"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40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Pieter.pdf</text:p>
          </table:table-cell>
          <table:table-cell office:value-type="string" calcext:value-type="string">
            <text:p>07.11.2025</text:p>
          </table:table-cell>
          <table:table-cell table:style-name="ce13" office:value-type="float" office:value="314" calcext:value-type="float">
            <text:p>314</text:p>
          </table:table-cell>
          <table:table-cell office:value-type="currency" office:currency="EUR" office:value="434.06" calcext:value-type="currency">
            <text:p>434.06 €</text:p>
          </table:table-cell>
          <table:table-cell table:style-name="ce14" table:formula="of:=21%*[.D141]" office:value-type="currency" office:currency="EUR" office:value="91.1526" calcext:value-type="currency">
            <text:p>91.15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Semjhustej.pdf</text:p>
          </table:table-cell>
          <table:table-cell office:value-type="string" calcext:value-type="string">
            <text:p>21.11.2025</text:p>
          </table:table-cell>
          <table:table-cell table:style-name="ce13" office:value-type="float" office:value="392" calcext:value-type="float">
            <text:p>392</text:p>
          </table:table-cell>
          <table:table-cell office:value-type="currency" office:currency="EUR" office:value="87.97" calcext:value-type="currency">
            <text:p>87.97 €</text:p>
          </table:table-cell>
          <table:table-cell table:style-name="ce14" table:formula="of:=21%*[.D142]" office:value-type="currency" office:currency="EUR" office:value="18.4737" calcext:value-type="currency">
            <text:p>18.47 €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2025.11.Yorik.pdf</text:p>
          </table:table-cell>
          <table:table-cell office:value-type="string" calcext:value-type="string">
            <text:p>07.11.2025</text:p>
          </table:table-cell>
          <table:table-cell table:style-name="ce13" office:value-type="float" office:value="116" calcext:value-type="float">
            <text:p>116</text:p>
          </table:table-cell>
          <table:table-cell office:value-type="currency" office:currency="EUR" office:value="361" calcext:value-type="currency">
            <text:p>361.00 €</text:p>
          </table:table-cell>
          <table:table-cell table:style-name="ce14"/>
          <table:table-cell table:formula="of:=[.D143]*21%" office:value-type="currency" office:currency="EUR" office:value="75.81" calcext:value-type="currency">
            <text:p>75.81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justment VAT Max</text:p>
          </table:table-cell>
          <table:table-cell office:value-type="string" calcext:value-type="string">
            <text:p>31.12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0" calcext:value-type="currency">
            <text:p>10,000.00 €</text:p>
          </table:table-cell>
          <table:table-cell table:style-name="ce14" table:formula="of:=21%*[.D144]" office:value-type="currency" office:currency="EUR" office:value="2100" calcext:value-type="currency">
            <text:p>2,100.00 €</text:p>
          </table:table-cell>
          <table:table-cell table:number-columns-repeated="5"/>
          <table:table-cell table:style-name="Default" table:number-columns-repeated="16374"/>
        </table:table-row>
        <table:table-row table:style-name="ro2">
          <table:table-cell office:value-type="string" calcext:value-type="string">
            <text:p>2025.12.Alex.2.pdf</text:p>
          </table:table-cell>
          <table:table-cell office:value-type="string" calcext:value-type="string">
            <text:p>29.12.2025</text:p>
          </table:table-cell>
          <table:table-cell office:value-type="float" office:value="409" calcext:value-type="float">
            <text:p>409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45]" office:value-type="currency" office:currency="EUR" office:value="105" calcext:value-type="currency">
            <text:p>105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Alex.pdf</text:p>
          </table:table-cell>
          <table:table-cell office:value-type="string" calcext:value-type="string">
            <text:p>08.12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25" calcext:value-type="currency">
            <text:p>525.00 €</text:p>
          </table:table-cell>
          <table:table-cell table:style-name="ce14" table:formula="of:=21%*[.D146]" office:value-type="currency" office:currency="EUR" office:value="110.25" calcext:value-type="currency">
            <text:p>110.25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b2b.pdf</text:p>
          </table:table-cell>
          <table:table-cell office:value-type="string" calcext:value-type="string">
            <text:p>17.12.2025</text:p>
          </table:table-cell>
          <table:table-cell office:value-type="float" office:value="399" calcext:value-type="float">
            <text:p>399</text:p>
          </table:table-cell>
          <table:table-cell office:value-type="currency" office:currency="EUR" office:value="607.5" calcext:value-type="currency">
            <text:p>607.50 €</text:p>
          </table:table-cell>
          <table:table-cell/>
          <table:table-cell table:formula="of:=21%*[.D147]" office:value-type="currency" office:currency="EUR" office:value="127.575" calcext:value-type="currency">
            <text:p>127.58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12.Concretedog.pdf</text:p>
          </table:table-cell>
          <table:table-cell office:value-type="string" calcext:value-type="string">
            <text:p>08.12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52.98" calcext:value-type="currency">
            <text:p>552.98 €</text:p>
          </table:table-cell>
          <table:table-cell table:style-name="ce14" table:formula="of:=21%*[.D148]" office:value-type="currency" office:currency="EUR" office:value="116.1258" calcext:value-type="currency">
            <text:p>116.13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digivak.pdf</text:p>
          </table:table-cell>
          <table:table-cell office:value-type="string" calcext:value-type="string">
            <text:p>19.12.2025</text:p>
          </table:table-cell>
          <table:table-cell office:value-type="float" office:value="400" calcext:value-type="float">
            <text:p>400</text:p>
          </table:table-cell>
          <table:table-cell office:value-type="currency" office:currency="EUR" office:value="47.4" calcext:value-type="currency">
            <text:p>47.40 €</text:p>
          </table:table-cell>
          <table:table-cell/>
          <table:table-cell table:formula="of:=21%*[.D149]" office:value-type="currency" office:currency="EUR" office:value="9.954" calcext:value-type="currency">
            <text:p>9.95 €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2025.12.Frank.pdf</text:p>
          </table:table-cell>
          <table:table-cell office:value-type="string" calcext:value-type="string">
            <text:p>08.12.2025</text:p>
          </table:table-cell>
          <table:table-cell office:value-type="float" office:value="372" calcext:value-type="float">
            <text:p>372</text:p>
          </table:table-cell>
          <table:table-cell office:value-type="currency" office:currency="EUR" office:value="437.08" calcext:value-type="currency">
            <text:p>437.08 €</text:p>
          </table:table-cell>
          <table:table-cell table:style-name="ce14" table:formula="of:=21%*[.D150]" office:value-type="currency" office:currency="EUR" office:value="91.7868" calcext:value-type="currency">
            <text:p>91.79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Kurt.pdf</text:p>
          </table:table-cell>
          <table:table-cell office:value-type="string" calcext:value-type="string">
            <text:p>08.12.2025</text:p>
          </table:table-cell>
          <table:table-cell office:value-type="float" office:value="359" calcext:value-type="float">
            <text:p>359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51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Max.pdf</text:p>
          </table:table-cell>
          <table:table-cell office:value-type="string" calcext:value-type="string">
            <text:p>08.12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52]" office:value-type="currency" office:currency="EUR" office:value="210" calcext:value-type="currency">
            <text:p>21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Pieter.01.pdf</text:p>
          </table:table-cell>
          <table:table-cell office:value-type="string" calcext:value-type="string">
            <text:p>08.12.2025</text:p>
          </table:table-cell>
          <table:table-cell office:value-type="float" office:value="247" calcext:value-type="float">
            <text:p>247</text:p>
          </table:table-cell>
          <table:table-cell office:value-type="currency" office:currency="EUR" office:value="8000" calcext:value-type="currency">
            <text:p>8,000.00 €</text:p>
          </table:table-cell>
          <table:table-cell table:style-name="ce14" table:formula="of:=21%*[.D153]" office:value-type="currency" office:currency="EUR" office:value="1680" calcext:value-type="currency">
            <text:p>1,680.0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Pieter.02.pdf</text:p>
          </table:table-cell>
          <table:table-cell office:value-type="string" calcext:value-type="string">
            <text:p>08.12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29.99" calcext:value-type="currency">
            <text:p>429.99 €</text:p>
          </table:table-cell>
          <table:table-cell table:style-name="ce14" table:formula="of:=21%*[.D154]" office:value-type="currency" office:currency="EUR" office:value="90.2979" calcext:value-type="currency">
            <text:p>90.30 €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2025.12.Yorik.pdf</text:p>
          </table:table-cell>
          <table:table-cell office:value-type="string" calcext:value-type="string">
            <text:p>08.12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58" calcext:value-type="currency">
            <text:p>358.00 €</text:p>
          </table:table-cell>
          <table:table-cell table:style-name="ce14"/>
          <table:table-cell table:formula="of:=[.D155]*21%" office:value-type="currency" office:currency="EUR" office:value="75.18" calcext:value-type="currency">
            <text:p>75.18 €</text:p>
          </table:table-cell>
          <table:table-cell table:number-columns-repeated="16378"/>
        </table:table-row>
        <table:table-row table:style-name="ro2">
          <table:table-cell table:style-name="Default" table:number-columns-repeated="10"/>
          <table:table-cell table:number-columns-repeated="1637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125:.D155])" office:value-type="currency" office:currency="EUR" office:value="43079.73" calcext:value-type="currency">
            <text:p>43,079.73 €</text:p>
          </table:table-cell>
          <table:table-cell table:style-name="ce18" table:formula="of:=SUM([.E125:.E155])" office:value-type="currency" office:currency="EUR" office:value="8682.6243" calcext:value-type="currency">
            <text:p>8,682.62 €</text:p>
          </table:table-cell>
          <table:table-cell table:style-name="ce18" table:formula="of:=SUM([.F125:.F155])" office:value-type="currency" office:currency="EUR" office:value="364.119" calcext:value-type="currency">
            <text:p>364.12 €</text:p>
          </table:table-cell>
          <table:table-cell table:style-name="ce18" table:formula="of:=SUM([.G135:.G155])" office:value-type="currency" office:currency="EUR" office:value="0" calcext:value-type="currency">
            <text:p>0.00 €</text:p>
          </table:table-cell>
          <table:table-cell table:number-columns-repeated="16377"/>
        </table:table-row>
        <table:table-row table:style-name="ro2">
          <table:table-cell/>
          <table:table-cell table:style-name="ce9"/>
          <table:table-cell table:number-columns-repeated="16382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16382"/>
        </table:table-row>
        <table:table-row table:style-name="ro2">
          <table:table-cell table:style-name="Default"/>
          <table:table-cell table:style-name="ce9"/>
          <table:table-cell table:number-columns-repeated="16382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134]+[.D143]+[.D147]+[.D149]+[.D155]" office:value-type="currency" office:currency="EUR" office:value="1733.9" calcext:value-type="currency">
            <text:p>1,733.90 €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134]+[.F143]+[.F147]+[.F149]+[.F155]" office:value-type="currency" office:currency="EUR" office:value="364.119" calcext:value-type="currency">
            <text:p>364.12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125]+[.D126]+[.D127]+[.D128]+[.D129]+[.D130]+[.D131]+[.D132]+[.D133]+[.D135]+[.D136]+[.D137]+[.D138]+[.D139]+[.D140]+[.D141]+[.D142]+[.D144]+[.D145]+[.D146]+[.D148]+[.D150]+[.D151]+[.D152]+[.D153]+[.D154]" office:value-type="currency" office:currency="EUR" office:value="41345.83" calcext:value-type="currency">
            <text:p>41,345.83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125]+[.E126]+[.E127]+[.E128]+[.E129]+[.E130]+[.E131]+[.E132]+[.E133]+[.E135]+[.E136]+[.E137]+[.E138]+[.E139]+[.E140]+[.E141]+[.E142]+[.E144]+[.E145]+[.E146]+[.E148]+[.E150]+[.E151]+[.E152]+[.E153]+[.E154]" office:value-type="currency" office:currency="EUR" office:value="8682.6243" calcext:value-type="currency">
            <text:p>8,682.62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164]-[.D162]" office:value-type="currency" office:currency="EUR" office:value="8318.5053" calcext:value-type="currency">
            <text:p>8,318.51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office:value-type="string" calcext:value-type="string">
            <text:p>Amount in our VAT balance after 2025Q3</text:p>
          </table:table-cell>
          <table:table-cell/>
          <table:table-cell table:style-name="ce14"/>
          <table:table-cell table:style-name="ce18" office:value-type="currency" office:currency="EUR" office:value="0" calcext:value-type="currency">
            <text:p>0.00 €</text:p>
          </table:table-cell>
          <table:table-cell table:style-name="ce14"/>
          <table:table-cell/>
          <table:table-cell table:style-name="ce2"/>
          <table:table-cell table:number-columns-repeated="16377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165]-[.D166]" office:value-type="currency" office:currency="EUR" office:value="8318.5053" calcext:value-type="currency">
            <text:p>8,318.51 €</text:p>
          </table:table-cell>
          <table:table-cell table:style-name="Default" table:number-columns-repeated="3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4"/>
          <table:table-cell table:style-name="ce12" table:number-columns-repeated="2"/>
          <table:table-cell table:style-name="ce40"/>
          <table:table-cell table:style-name="ce1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1"/>
          <table:table-cell table:number-columns-repeated="2"/>
          <table:table-cell table:style-name="ce14"/>
          <table:table-cell table:number-columns-repeated="16379"/>
        </table:table-row>
        <table:table-row table:style-name="ro2" table:number-rows-repeated="10484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0">00/00/0000</text:date>, <text:time style:data-style-name="N2" text:time-value="18:48:05.912497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orik van Havre</meta:initial-creator>
    <meta:creation-date>2025-04-08T10:25:43.430728476</meta:creation-date>
    <meta:generator>LibreOffice/25.8.4.2$Linux_X86_64 LibreOffice_project/580$Build-2</meta:generator>
    <dc:date>2026-01-10T19:40:02.673381154</dc:date>
    <dc:creator>Yorik van Havre</dc:creator>
    <meta:editing-duration>PT1H27M46S</meta:editing-duration>
    <meta:editing-cycles>16</meta:editing-cycles>
    <meta:document-statistic meta:table-count="1" meta:cell-count="601" meta:object-count="0"/>
  </office:meta>
</office:document-meta>
</file>